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05ae" officeooo:paragraph-rsid="000a05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x collec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0T15:20:26.143274000</meta:creation-date>
    <dc:date>2026-01-10T15:21:32.426025200</dc:date>
    <meta:editing-duration>PT1M6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25.8.4.2$Windows_X86_64 LibreOffice_project/290daaa01b999472f0c7a3890eb6a550fd74c6df</meta:generator>
  </office:meta>
</office:document-meta>
</file>